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6c28"/>
    </style:style>
    <style:style style:name="P2" style:family="paragraph" style:parent-style-name="Standard">
      <style:text-properties officeooo:rsid="0005b6b8" officeooo:paragraph-rsid="0005b6b8"/>
    </style:style>
    <style:style style:name="T1" style:family="text">
      <style:text-properties officeooo:rsid="00046c28"/>
    </style:style>
    <style:style style:name="T2" style:family="text">
      <style:text-properties officeooo:rsid="0005b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Using Appendix A, translate each of the following pseudocode expressions into MIPS assembly language:</text:p>
      <text:p text:style-name="P1"/>
      <text:p text:style-name="P1"><text:span text:style-name="T1">a) </text:span>t3 = t4 + t5 – t6; </text:p>
      <text:p text:style-name="P1"/>
      <text:p text:style-name="P1"><text:span text:style-name="T2">add</text:span> $t3, $t4, $t5<text:line-break/><text:span text:style-name="T2">sub</text:span> $t3, $t3, $t6</text:p>
      <text:p text:style-name="P1"/>
      <text:p text:style-name="P1"><text:span text:style-name="T1">b) </text:span>s3 = t2 / (s1 – 54321); </text:p>
      <text:p text:style-name="P1"/>
      <text:p text:style-name="P2">subi $s3, $s1, 54321</text:p>
      <text:p text:style-name="P2">div $s3, $t2, $s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23:50:32.240488200</meta:creation-date>
    <dc:date>2025-03-06T00:09:10.524548300</dc:date>
    <meta:editing-duration>PT8M22S</meta:editing-duration>
    <meta:editing-cycles>1</meta:editing-cycles>
    <meta:document-statistic meta:table-count="0" meta:image-count="0" meta:object-count="0" meta:page-count="1" meta:paragraph-count="6" meta:word-count="45" meta:character-count="225" meta:non-whitespace-character-count="182"/>
    <meta:generator>LibreOffice/25.2.0.3$Windows_X86_64 LibreOffice_project/e1cf4a87eb02d755bce1a01209907ea5ddc8f069</meta:generator>
  </office:meta>
</office:document-meta>
</file>